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13.319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3.785cm"/>
    </style:style>
    <style:style style:name="co10" style:family="table-column">
      <style:table-column-properties fo:break-before="auto" style:column-width="3.76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95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1.1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" style:family="table-cell" style:parent-style-name="Default" style:data-style-name="N135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ce26"/>
        <table:table-column table:style-name="co6" table:default-cell-style-name="Default"/>
        <table:table-column table:style-name="co7" table:number-columns-repeated="2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6" table:default-cell-style-name="Default"/>
        <table:table-row table:style-name="ro1">
          <table:table-cell table:style-name="ce1"/>
          <table:table-cell table:number-columns-repeated="3" table:style-name="ce6" office:value-type="string" calcext:value-type="string">
            <text:p>o</text:p>
          </table:table-cell>
          <table:table-cell table:style-name="ce6"/>
          <table:table-cell table:style-name="ce6" office:value-type="string" calcext:value-type="string">
            <text:p>o</text:p>
          </table:table-cell>
          <table:table-cell table:style-name="ce6" table:number-columns-repeated="5"/>
          <table:table-cell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12" office:value-type="string" calcext:value-type="string">
            <text:p>제목 : 원서</text:p>
          </table:table-cell>
          <table:table-cell table:style-name="ce19" office:value-type="string" calcext:value-type="string">
            <text:p>후기</text:p>
          </table:table-cell>
          <table:table-cell table:style-name="ce19" office:value-type="string" calcext:value-type="string">
            <text:p>출판사</text:p>
          </table:table-cell>
          <table:table-cell table:style-name="ce12" office:value-type="string" calcext:value-type="string">
            <text:p>저자 : 글</text:p>
          </table:table-cell>
          <table:table-cell table:style-name="ce12" office:value-type="string" calcext:value-type="string">
            <text:p>저자 : 삽화</text:p>
          </table:table-cell>
          <table:table-cell table:style-name="ce12" office:value-type="string" calcext:value-type="string">
            <text:p>번역 : 글</text:p>
          </table:table-cell>
          <table:table-cell table:style-name="ce12" office:value-type="string" calcext:value-type="string">
            <text:p>번역 : 삽화( 추가등 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24" office:value-type="string" calcext:value-type="string">
            <text:p>해리포터 마법사의 돌</text:p>
          </table:table-cell>
          <table:table-cell table:style-name="ce27"/>
          <table:table-cell table:style-name="ce33" office:value-type="string" calcext:value-type="string" table:number-columns-spanned="1" table:number-rows-spanned="4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33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24" office:value-type="string" calcext:value-type="string">
            <text:p>해리포터 비밀의 방 1</text:p>
          </table:table-cell>
          <table:table-cell table:style-name="ce27"/>
          <table:covered-table-cell table:style-name="ce33"/>
          <table:table-cell table:style-name="ce33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24" office:value-type="string" calcext:value-type="string">
            <text:p>해리포터 비밀의 방 2</text:p>
          </table:table-cell>
          <table:table-cell table:style-name="ce27"/>
          <table:covered-table-cell table:style-name="ce33"/>
          <table:table-cell table:style-name="ce33"/>
          <table:table-cell table:style-name="ce38" table:number-columns-repeated="4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24" office:value-type="string" calcext:value-type="string">
            <text:p>해리포터 아즈카반의 죄수</text:p>
          </table:table-cell>
          <table:table-cell table:style-name="ce27"/>
          <table:covered-table-cell table:style-name="ce33"/>
          <table:table-cell table:style-name="ce33"/>
          <table:table-cell table:style-name="ce38" table:number-columns-repeated="4"/>
          <table:table-cell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13" office:value-type="date" office:date-value="-0001-12-30" calcext:value-type="date">
            <text:p>1.01.01</text:p>
          </table:table-cell>
          <table:table-cell table:style-name="ce25" office:value-type="string" calcext:value-type="string">
            <text:p>dummy</text:p>
          </table:table-cell>
          <table:table-cell table:style-name="ce28"/>
          <table:table-cell table:style-name="ce31" office:value-type="string" calcext:value-type="string">
            <text:p>dummy</text:p>
          </table:table-cell>
          <table:table-cell table:style-name="ce31" table:number-columns-repeated="5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24" office:value-type="string" calcext:value-type="string">
            <text:p>해리포터 불의 잔 1</text:p>
          </table:table-cell>
          <table:table-cell table:style-name="ce27"/>
          <table:table-cell table:style-name="ce33" office:value-type="string" calcext:value-type="string" table:number-columns-spanned="1" table:number-rows-spanned="4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33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24" office:value-type="string" calcext:value-type="string">
            <text:p>해리포터 불의 잔 2</text:p>
          </table:table-cell>
          <table:table-cell table:style-name="ce27"/>
          <table:covered-table-cell table:style-name="ce33"/>
          <table:table-cell table:style-name="ce33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해리포터 불의 잔 3</text:p>
          </table:table-cell>
          <table:table-cell table:style-name="ce27"/>
          <table:covered-table-cell table:style-name="ce33"/>
          <table:table-cell table:style-name="ce33"/>
          <table:table-cell table:style-name="ce38" table:number-columns-repeated="4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24" office:value-type="string" calcext:value-type="string">
            <text:p>해리포터 불의 잔 4</text:p>
          </table:table-cell>
          <table:table-cell table:style-name="ce27"/>
          <table:covered-table-cell table:style-name="ce33"/>
          <table:table-cell table:style-name="ce33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24" office:value-type="string" calcext:value-type="string">
            <text:p>해리포터 불사조 기사단 1</text:p>
          </table:table-cell>
          <table:table-cell table:style-name="ce27"/>
          <table:table-cell table:style-name="ce33" office:value-type="string" calcext:value-type="string" table:number-columns-spanned="1" table:number-rows-spanned="4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33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2</text:p>
          </table:table-cell>
          <table:table-cell table:style-name="ce27"/>
          <table:covered-table-cell table:style-name="ce33"/>
          <table:table-cell table:style-name="ce33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3</text:p>
          </table:table-cell>
          <table:table-cell table:style-name="ce27"/>
          <table:covered-table-cell table:style-name="ce33"/>
          <table:table-cell table:style-name="ce33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4</text:p>
          </table:table-cell>
          <table:table-cell table:style-name="ce27"/>
          <table:covered-table-cell table:style-name="ce33"/>
          <table:table-cell table:style-name="ce33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해리포터 혼혈왕자 1</text:p>
          </table:table-cell>
          <table:table-cell table:style-name="ce27"/>
          <table:table-cell table:style-name="ce33" table:number-columns-repeated="2"/>
          <table:table-cell table:style-name="ce38" table:number-columns-repeated="4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9" calcext:value-type="date">
            <text:p>24.01.09</text:p>
          </table:table-cell>
          <table:table-cell table:style-name="ce11" office:value-type="date" office:date-value="2024-01-13" calcext:value-type="date">
            <text:p>24.01.13</text:p>
          </table:table-cell>
          <table:table-cell table:style-name="ce24" office:value-type="string" calcext:value-type="string">
            <text:p>유닉스의 탄생</text:p>
          </table:table-cell>
          <table:table-cell table:style-name="ce27"/>
          <table:table-cell table:style-name="ce33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33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1-14" calcext:value-type="date">
            <text:p>24.01.14</text:p>
          </table:table-cell>
          <table:table-cell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시스템으로 풀어보는 게임 디자인</text:p>
          </table:table-cell>
          <table:table-cell table:style-name="ce27" office:value-type="string" calcext:value-type="string">
            <text:p>Advanced Game Design: A Systems Approach</text:p>
          </table:table-cell>
          <table:table-cell table:style-name="ce33" table:number-columns-repeated="2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4" calcext:value-type="date">
            <text:p>24.01.14</text:p>
          </table:table-cell>
          <table:table-cell table:style-name="ce24" office:value-type="string" calcext:value-type="string">
            <text:p>만화로 보는 그리스 로마 신화 1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5" calcext:value-type="date">
            <text:p>24.01.15</text:p>
          </table:table-cell>
          <table:table-cell table:style-name="ce24" office:value-type="string" calcext:value-type="string">
            <text:p>만화로 보는 그리스 로마 신화 2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6" calcext:value-type="date">
            <text:p>24.01.16</text:p>
          </table:table-cell>
          <table:table-cell table:style-name="ce24" office:value-type="string" calcext:value-type="string">
            <text:p>만화로 보는 그리스 로마 신화 3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7" calcext:value-type="date">
            <text:p>24.01.17</text:p>
          </table:table-cell>
          <table:table-cell table:style-name="ce24" office:value-type="string" calcext:value-type="string">
            <text:p>만화로 보는 그리스 로마 신화 4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8" calcext:value-type="date">
            <text:p>24.01.18</text:p>
          </table:table-cell>
          <table:table-cell table:style-name="ce24" office:value-type="string" calcext:value-type="string">
            <text:p>만화로 보는 그리스 로마 신화 5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9" calcext:value-type="date">
            <text:p>24.01.19</text:p>
          </table:table-cell>
          <table:table-cell table:style-name="ce24" office:value-type="string" calcext:value-type="string">
            <text:p>만화로 보는 그리스 로마 신화 6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1" calcext:value-type="date">
            <text:p>24.01.21</text:p>
          </table:table-cell>
          <table:table-cell table:style-name="ce24" office:value-type="string" calcext:value-type="string">
            <text:p>만화로 보는 그리스 로마 신화 7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2" calcext:value-type="date">
            <text:p>24.01.22</text:p>
          </table:table-cell>
          <table:table-cell table:style-name="ce24" office:value-type="string" calcext:value-type="string">
            <text:p>만화로 보는 그리스 로마 신화 8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3" calcext:value-type="date">
            <text:p>24.01.23</text:p>
          </table:table-cell>
          <table:table-cell table:style-name="ce24" office:value-type="string" calcext:value-type="string">
            <text:p>만화로 보는 그리스 로마 신화 9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4" calcext:value-type="date">
            <text:p>24.01.24</text:p>
          </table:table-cell>
          <table:table-cell table:style-name="ce24" office:value-type="string" calcext:value-type="string">
            <text:p>만화로 보는 그리스 로마 신화 10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5" calcext:value-type="date">
            <text:p>24.01.25</text:p>
          </table:table-cell>
          <table:table-cell table:style-name="ce24" office:value-type="string" calcext:value-type="string">
            <text:p>만화로 보는 그리스 로마 신화 11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6" calcext:value-type="date">
            <text:p>24.01.26</text:p>
          </table:table-cell>
          <table:table-cell table:style-name="ce24" office:value-type="string" calcext:value-type="string">
            <text:p>만화로 보는 그리스 로마 신화 12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2-29" calcext:value-type="date">
            <text:p>23.12.29</text:p>
          </table:table-cell>
          <table:table-cell table:style-name="ce11" office:value-type="date" office:date-value="2024-01-26" calcext:value-type="date">
            <text:p>24.01.26</text:p>
          </table:table-cell>
          <table:table-cell table:style-name="ce24" office:value-type="string" calcext:value-type="string">
            <text:p>그리스 로마 신화</text:p>
          </table:table-cell>
          <table:table-cell table:style-name="ce27"/>
          <table:table-cell table:style-name="ce33"/>
          <table:table-cell table:style-name="ce33" office:value-type="string" calcext:value-type="string">
            <text:p>느낌이 있는 책</text:p>
          </table:table-cell>
          <table:table-cell table:style-name="ce38" office:value-type="string" calcext:value-type="string">
            <text:p>토머스 불핀치</text:p>
          </table:table-cell>
          <table:table-cell table:style-name="ce38"/>
          <table:table-cell table:style-name="ce38" office:value-type="string" calcext:value-type="string">
            <text:p>이경숙</text:p>
          </table:table-cell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9" calcext:value-type="date">
            <text:p>24.01.29</text:p>
          </table:table-cell>
          <table:table-cell table:style-name="ce24" office:value-type="string" calcext:value-type="string">
            <text:p>만화로 보는 그리스 로마 신화 13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30" calcext:value-type="date">
            <text:p>24.01.30</text:p>
          </table:table-cell>
          <table:table-cell table:style-name="ce24" office:value-type="string" calcext:value-type="string">
            <text:p>만화로 보는 그리스 로마 신화 14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D3:list.D33">
            <calcext:condition calcext:apply-style-name="Error" calcext:value="duplicate" calcext:base-cell-address="list.D3"/>
          </calcext:conditional-format>
          <calcext:conditional-format calcext:target-range-address="list.E3:list.E33">
            <calcext:condition calcext:apply-style-name="Error" calcext:value="duplicate" calcext:base-cell-address="list.E3"/>
          </calcext:conditional-format>
        </calcext:conditional-formats>
      </table:table>
      <table:named-expressions/>
      <table:database-ranges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 style:data-style-name="N2" text:time-value="10:18:00.13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30T10:18:16.677000000</dc:date>
    <meta:editing-duration>P1DT2H4M40S</meta:editing-duration>
    <meta:editing-cycles>482</meta:editing-cycles>
    <meta:document-statistic meta:table-count="1" meta:cell-count="190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    	
    	
    	
		'
		' Build Info
		'
		result = _
				"####" _
			_
			_
			&amp; 	" " _
			&amp;	"[ " _
				&amp; 			sheet.getCellByPosition( 1, current_y ).String _
				&amp; 	" ~ " &amp; sheet.getCellByPosition( 2, current_y ).String _
			&amp; " ]" _
			_
			_
			&amp; 	" " _
			&amp;  	sheet.getCellByPosition( 3, current_y ).String _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